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fb0db" officeooo:paragraph-rsid="001fb0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Глава 3.</text:p>
      <text:p text:style-name="P1"/>
      <text:p text:style-name="P1">- И что это было? - Ники смотрела на подругу, не скрывая ни негодования, ни удивления, - зачем ты ей что-то пообещала? Да ещё и меня приплела! Теперь нам обеим будет стыдно за то, что мы обманули несчастную старушку, - девушка привычным жестом взбила причёску и, опустив глаза, покачала головой, - пошли давай быстрее отсюда, мне теперь вдвойне тошно здесь находиться. Сначала эти похороны, теперь вот…</text:p>
      <text:p text:style-name="P1">Ники не договорила. Саша, расстроенная и потерянная, стояла перед ней, виновато глядя исподлобья и сверлила подругу полными застывших слёз глазами.</text:p>
      <text:p text:style-name="P1">- Только не это, - Ники сразу узнала этот взгляд, - нет, нет и нет ещё раз! Не сегодня, не сейчас! Ты не посмеешь, Саша! - девушка рефлекторно сделала шаг назад, отступая перед единственным оружием, которым владела её подруга, - я ни за что не соглашусь, - Саше тяжело вздохнула, - и тебе в это ввязаться не дам! - Саша едва заметно моргнула, всколыхнув на хрусталике глаза застывшие слёзы, - и немедленно прекрати так на меня смотреть!</text:p>
      <text:p text:style-name="P1">Но Саша ничего «прекратить» не могла. Каждый раз, когда девушка расстраивалась по той или иной причине, на её лице застывало то самое обезоруживающее выражение, которое безотказно действовало на Ники. Саша боялась и не любила плакать, а потому, не моргая, всеми силами старалась остановить набегающий поток слёз, от чего грусть на её лице приобретала просто убийственные формы.</text:p>
      <text:p text:style-name="P1"/>
      <text:p text:style-name="P1">Глава 3.</text:p>
      <text:p text:style-name="P1"/>
      <text:p text:style-name="P1">- И что это было? - Ники смотрела на подругу, не скрывая ни негодования, ни удивления, - зачем ты ей что-то пообещала? Да ещё и меня приплела! Теперь нам обеим будет стыдно за то, что мы обманули несчастную старушку, - девушка привычным жестом взбила причёску и, опустив глаза, покачала головой, - пошли давай быстрее отсюда, мне теперь вдвойне тошно здесь находиться. Сначала эти похороны, теперь вот…</text:p>
      <text:p text:style-name="P1">Ники не договорила. Саша, расстроенная и потерянная, стояла перед ней, виновато глядя исподлобья и сверлила подругу полными застывших слёз глазами.</text:p>
      <text:p text:style-name="P1">- А ну-ка погоди… - Ники нахмурила брови, подумала несколько секунд, снова удивлённо сморщила лоб, нахмурилась опять, - ты что… Говорила всё это серьёзно?! - девушка, казалось, не могла поверить собственным словам, - Саша, только не говори, что ты действительно решила вляпаться во всё это! - Ники запрокинула голову и ударила себя по лбу, - как ты умудряешься даже на похоронах найти себе неприятностей на пятую точку?! Да ещё и друзей приплести. Которые, между прочим, и без того по уши в событиях, - девушка тяжело вздохнула, обернулась к молчавшей всё это время подруге и, нагнувшись, заглянула в виноватое лицо.</text:p>
      <text:p text:style-name="P1">- Ну, скажи что-нибудь?</text:p>
      <text:p text:style-name="P1">У Саши получилось только всхлипнуть. Утерев лицо рукавом своего безразмерного свитера, она подняла глаза и посмотрела на Ники.</text:p>
      <text:p text:style-name="P1">- И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24S</meta:editing-duration>
    <meta:editing-cycles>3</meta:editing-cycles>
    <meta:generator>LibreOffice/5.4.0.3$Windows_x86 LibreOffice_project/7556cbc6811c9d992f4064ab9287069087d7f62c</meta:generator>
    <dc:date>2020-07-02T19:00:35.478000000</dc:date>
    <meta:document-statistic meta:table-count="0" meta:image-count="0" meta:object-count="0" meta:page-count="1" meta:paragraph-count="12" meta:word-count="432" meta:character-count="2696" meta:non-whitespace-character-count="2275"/>
    <meta:user-defined meta:name="Info 1"/>
    <meta:user-defined meta:name="Info 2"/>
    <meta:user-defined meta:name="Info 3"/>
    <meta:user-defined meta:name="Info 4"/>
  </office:meta>
</office:document-meta>
</file>